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text-line-through-type="none" style:text-position="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Arial" fo:font-size="8pt" style:font-size-asian="8pt" style:font-size-complex="8pt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RascalTests (Compiled)" table:style-name="ta1">
        <office:forms form:automatic-focus="false" form:apply-design-mode="false"/>
        <table:table-column table:style-name="co3" table:default-cell-style-name="ce15"/>
        <table:table-column table:style-name="co2" table:number-columns-repeated="1023" table:default-cell-style-name="ce15"/>
        <table:table-row table:style-name="ro1">
          <table:table-cell table:style-name="ce12" office:value-type="string" calcext:value-type="string">
            <text:p>TESTS RUN AT $2015-10-10T07:31:01.040+00:00$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/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RESULTS PER FILE: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AccumulatingTests.rsc|: 1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AliasTests.rsc|: 2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AnnotationTests.rsc|: 1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AssignmentTests.rsc|: 6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BacktrackingTests.rsc|: 2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allTests.rsc|: 7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allTestsAux.rsc|: 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mprehensionTests.rsc|: 238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PatternTests1.rsc|: 116 tests executed; 2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PatternTests2.rsc|: 4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PatternTests3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SyntaxTests1.rsc|: 1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SyntaxTests2.rsc|: 1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SyntaxTests3.rsc|: 2 tests executed; 1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SyntaxTests4.rsc|: 8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ConcreteTerms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DataDeclarationTests.rsc|: 5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DataTypeTests.rsc|: 72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DeclarationTests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FunctionCompositionTests.rsc|: 27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InterpolationTests.rsc|: 1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11 tests executed; 8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KeywordParameterTests.rsc|: 18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ParsingTests.rsc|: 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PatternTests.rsc|: 341 tests executed; 1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PatternDescendantTests.rsc|: 2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PatternList3Tests.rsc|: 49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ProjectionTests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RangeTests.rsc|: 2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ReducerTests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RegExpTests.rsc|: 7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SetMatchTests1.rsc|: 5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SetMatchTests2.rsc|: 17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StatementTests.rsc|: 10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SubscriptTests.rsc|: 38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TryCatchTests.rsc|: 2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functionality/VisitTests.rsc|: 159 tests executed; 1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Booleans.rsc|: 1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Equality.rsc|: 6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Functions.rsc|: 1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Integers.rsc|: 2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IO.rsc|: 2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IsDefined.rsc|: 104 tests executed; 3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ListRelations.rsc|: 2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Lists.rsc|: 11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Locations.rsc|: 28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Maps.rsc|: 73 tests executed; 1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Matching.rsc|: 2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Memoization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Nodes.rsc|: 3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Overloading.rsc|: 1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Relations.rsc|: 19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Sets.rsc|: 3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SolvedIssues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Strings.rsc|: 6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basic/Tuples.rsc|: 17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BooleanTests.rsc|: 1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IntegerTests.rsc|: 1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ListRelationTests.rsc|: 14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ListTests.rsc|: 24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MapTests.rsc|: 10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MathTests.rsc|: 11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NodeTests.rsc|: 5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NumberTests.rsc|: 4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RelationTests.rsc|: 5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SetTests.rsc|: 5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StringTests.rsc|: 12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TypeTests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ValueIOTests.rsc|: 4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analysis/graphs/GraphTests.rsc|: 4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analysis/statistics/DescriptiveTests.rsc|: 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analysis/statistics/RangeUtils.rsc|: 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lang/csv/CSVIOTests.rsc|: 10 tests executed; 1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library/lang/json/JSONIOTests.rsc|: 3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1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2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3.rsc|: 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4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5.rsc|: 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6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7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ImportTests8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imports/ModuleInitRange.rsc|: 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ABSTRACTTYPE.rsc|: 17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A1.rsc|: 1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A2.rsc|: 1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B1.rsc|: 1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B2.rsc|: 18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B3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PARSETREE.rsc|: 1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TYPE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UseImportBase.rsc|: 7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UseImportBaseExtended.rsc|: 1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UseExtendBase.rsc|: 10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tests/extends/UseExtendBaseExtended.rsc|: 18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basic/Ackermann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basic/Bubble.rsc|: 9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basic/Factorial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Calls.rsc|: 9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ColoredTrees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CountConstructors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Cycles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Derivative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Lift.rsc|: 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StringTemplate.rsc|: 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Trans.rsc|: 1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WordReplacement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WordCount/CountInLine1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WordCount/CountInLine2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WordCount/CountInLine3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common/WordCount/WordCount.rsc|: 6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Dominators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lang/Exp/Abstract/Eval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lang/Exp/Combined/Automatic/Eval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lang/Exp/Combined/Manual/Eval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lang/Exp/Concrete/NoLayout/Eval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lang/Exp/Concrete/WithLayout/Eval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lang/Func/Test.rsc|: 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lang/Lisra/Test.rsc|: 24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McCabe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ReachingDefs.rsc|: 3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Slicing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demo/Uninit.rsc|: 2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format/Escape.rsc|: 5 tests executed; 0 failed; 0 ignored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2" office:value-type="string" calcext:value-type="string">
            <text:p>|std:///lang/rascal/format/Grammar.rsc|: 4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grammar/Lookahead.rsc|: 33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grammar/tests/ParserGeneratorTests.rsc|: 33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grammar/tests/PicoGrammar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grammar/tests/CGrammar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grammar/tests/CharactersTests.rsc|: 15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grammar/tests/LiteralsTests.rsc|: 3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grammar/tests/RascalGrammar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ConcreteSyntax.rsc|: 15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ExpressionGrammars.rsc|: 19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ImplodeTests.rsc|: 12 tests executed; 4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KnownIssues.rsc|: 2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meta/ModuleInfoTests.rsc|: 4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PreBootstrap.rsc|: 6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SolvedIssues.rsc|: 1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ypes/tests/AbstractKindTests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ypes/tests/AbstractNameTests.rsc|: 15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ypes/tests/UtilTests.rsc|: 8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util/PriorityQueue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util/UUID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StaticTestingUtilsTests.rsc|: 14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AccumulatingTCTests.rsc|: 3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AllStaticIssues.rsc|: 51 tests executed; 1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AnnotationTCTests.rsc|: 7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AssignmentTCTests.rsc|: 20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allTCTests.rsc|: 21 tests executed; 1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omprehensionTCTests.rsc|: 17 tests executed; 2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DataDeclarationTCTests.rsc|: 9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DataTypeTCTests.rsc|: 44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DeclarationTCTests.rsc|: 29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ImportTCTests.rsc|: 4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PatternTCTests.rsc|: 66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ProjectionTCTests.rsc|: 3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RegExpTCTests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ScopeTCTests.rsc|: 9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StatementTCTests.rsc|: 9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SubscriptTCTests.rsc|: 18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VisitTCTests.rsc|: 1 tests executed; 0 failed; 0 ignored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/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Failed/IGNORED TESTS: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/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FAILED TESTS: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ConcretePatternTests1.rsc|(7590,133,&lt;169,0&gt;,&lt;172,27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ConcretePatternTests1.rsc|(7349,240,&lt;161,0&gt;,&lt;168,1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ConcreteSyntaxTests3.rsc|(709,58,&lt;25,0&gt;,&lt;25,58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PatternTests.rsc|(33440,84,&lt;1477,0&gt;,&lt;1477,84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VisitTests.rsc|(9328,86,&lt;362,0&gt;,&lt;363,63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basic/IsDefined.rsc|(6184,125,&lt;313,0&gt;,&lt;317,1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basic/IsDefined.rsc|(331,55,&lt;19,0&gt;,&lt;19,55&gt;): FALSE java.lang.ArrayIndexOutOfBoundsException: 20; function: isDefinedConcrete4(null); instruction: JMP 0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basic/IsDefined.rsc|(220,53,&lt;15,0&gt;,&lt;15,53&gt;): FALSE java.lang.IndexOutOfBoundsException; function: isDefinedConcrete2(null); instruction: JMP 0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basic/Maps.rsc|(3021,173,&lt;88,0&gt;,&lt;93,34&gt;): FALSE Unexpected argument type for INIT: class org.eclipse.imp.pdb.facts.impl.primitive.BoolValue$1, true; function: notequal3(({}:true,{false}:false), ({}:false,{false}:true), null); instruction: CREATEDYN 0test fails for arguments: ({}:true,{false}:false) ({}:false,{false}:true)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library/lang/csv/CSVIOTests.rsc|(1892,85,&lt;65,0&gt;,&lt;65,85&gt;): FALSE "inferred types"test fails for arguments: {&lt;"","",-7,false,-0.5200180213265609&gt;,&lt;"55&amp;©","4\t \t3",-1192351271,true,0.0&gt;}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ImplodeTests.rsc|(2486,171,&lt;61,0&gt;,&lt;61,171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ImplodeTests.rsc|(2230,123,&lt;57,0&gt;,&lt;57,123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ImplodeTests.rsc|(1962,161,&lt;53,0&gt;,&lt;53,161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syntax/tests/ImplodeTests.rsc|(1715,118,&lt;49,0&gt;,&lt;49,118&gt;): FALSE 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AllStaticIssues.rsc|(13282,110,&lt;353,0&gt;,&lt;354,86&gt;): FALSE "{}"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allTCTests.rsc|(471,54,&lt;15,0&gt;,&lt;15,54&gt;): FALSE "{}"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omprehensionTCTests.rsc|(2020,101,&lt;41,0&gt;,&lt;41,101&gt;): FALSE "{}"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omprehensionTCTests.rsc|(1902,101,&lt;39,0&gt;,&lt;39,101&gt;): FALSE "{}"</text:p>
          </table:table-cell>
          <table:table-cell table:style-name="ce14"/>
          <table:table-cell table:number-columns-repeated="2"/>
          <table:table-cell table:style-name="ce14"/>
          <table:table-cell table:number-columns-repeated="1019"/>
        </table:table-row>
        <table:table-row table:style-name="ro1">
          <table:table-cell table:style-name="ce12"/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TEST SUMMARY: 5019 tests executed; 26 failed; 0 ignored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/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CRASHED TESTS: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basic/IsDefined.rsc|: java.lang.ArrayIndexOutOfBoundsException: 20; function: isDefinedConcrete4(null); instruction: JMP 0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basic/IsDefined.rsc|: java.lang.IndexOutOfBoundsException; function: isDefinedConcrete2(null); instruction: JMP 0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AllStaticIssues.rsc|: "{}"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allTCTests.rsc|: "{}"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>
          <table:table-cell table:style-name="ce12" office:value-type="string" calcext:value-type="string">
            <text:p>|std:///lang/rascal/tests/types/ComprehensionTCTests.rsc|: "{}"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1" table:number-rows-repeated="13">
          <table:table-cell table:style-name="ce13"/>
          <table:table-cell table:number-columns-repeated="3"/>
          <table:table-cell table:style-name="ce14"/>
          <table:table-cell table:number-columns-repeated="1019"/>
        </table:table-row>
        <table:table-row table:style-name="ro1" table:number-rows-repeated="53">
          <table:table-cell table:style-name="ce14"/>
          <table:table-cell table:number-columns-repeated="3"/>
          <table:table-cell table:style-name="ce1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14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 (C 2x, rechecked)" table:style-name="ta1">
        <office:forms form:automatic-focus="false" form:apply-design-mode="false"/>
        <table:table-column table:style-name="co2" table:number-columns-repeated="1024" table:default-cell-style-name="ce10"/>
        <table:table-row table:style-name="ro1">
          <table:table-cell table:style-name="ce4" office:value-type="string" calcext:value-type="string">
            <text:p>TESTS RUN AT $2015-10-06T10:57:43.305+00:00$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: 25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mprehensionTests.rsc|: 2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: 116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: 46 tests executed; 3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3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2.rsc|: 1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: 2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4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Declaration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ataTypeTests.rsc|: 7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11 tests executed; 8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: 34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DescendantTests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ang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RegExpTest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etMatchTests2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: 103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TryCatch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Equality.rsc|: 6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Function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O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Relation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atching.rsc|: 2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Memoizatio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Overloading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olvedIssue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istTests.rsc|: 24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odeTests.rsc|: 5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ValueIOTests.rsc|: 4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graphs/Graph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1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BSTRACTTYPE.rsc|: 1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1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A2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1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2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B3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PARSETREE.rsc|: 1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TYP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common/WordCount/WordCount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Automatic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mbined/Manual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lang/Lisra/Test.rsc|: 2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Slicing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format/Grammar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arserGeneratorTests.rsc|: 3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Pico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LiteralsTests.rsc|: 3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grammar/tests/RascalGrammar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KnownIssues.rsc|: 2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5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590,133,&lt;169,0&gt;,&lt;172,27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1.rsc|(7349,240,&lt;161,0&gt;,&lt;168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5009,126,&lt;112,0&gt;,&lt;113,22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4619,171,&lt;101,0&gt;,&lt;102,5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PatternTests2.rsc|(4261,151,&lt;90,0&gt;,&lt;91,35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ConcreteSyntaxTests3.rsc|(709,58,&lt;25,0&gt;,&lt;25,5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PatternTests.rsc|(33440,84,&lt;1477,0&gt;,&lt;1477,84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StatementTests.rsc|(4649,317,&lt;145,0&gt;,&lt;159,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(13282,110,&lt;353,0&gt;,&lt;354,86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TEST SUMMARY: 4676 tests executed; 25 failed; 0 ignored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AssignmentTests.rsc|: {error("Division not defined on void and int",|std:///lang/rascal/tests/functionality/AssignmentTests.rsc|(6205,10,&lt;167,2&gt;,&lt;167,12&gt;)),error("Addition not defined on void and int",|std:///lang/rascal/tests/functionality/AssignmentTests.rsc|(6295,10,&lt;173,2&gt;,&lt;173,12&gt;)),error("Product not defined on void and int",|std:///lang/rascal/tests/functionality/AssignmentTests.rsc|(6110,10,&lt;161,2&gt;,&lt;161,12&gt;)),error("Addition not defined on void and int",|std:///lang/rascal/tests/functionality/AssignmentTests.rsc|(5837,10,&lt;142,2&gt;,&lt;142,12&gt;)),error("Subtraction not defined on void and int",|std:///lang/rascal/tests/functionality/AssignmentTests.rsc|(6015,10,&lt;155,2&gt;,&lt;155,12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h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f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d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KeywordParameterImportTests.rsc|: NoSuchField("a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functionality/VisitTests.rsc|: {error("Unexpected exception EXCEPTION in translateFunctionDeclaration, compiling visit14: Pattern 2 cannot be translated",|std:///lang/rascal/tests/functionality/VisitTests.rsc|(0,22043,&lt;1,0&gt;,&lt;761,112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IsDefined.rsc|: {error("For a relation with arity 2 you can have at most 1 subscripts",|std:///lang/rascal/tests/basic/IsDefined.rsc|(3362,27,&lt;183,13&gt;,&lt;183,40&gt;)),error("For a list relation with arity 2 you can have at most 1 subscripts",|std:///lang/rascal/tests/basic/IsDefined.rsc|(3728,27,&lt;204,13&gt;,&lt;204,40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basic/Tuples.rsc|: {error("Cannot access fields on type list[tuple[int n, str type]]",|std:///lang/rascal/tests/basic/Tuples.rsc|(1444,4,&lt;41,66&gt;,&lt;41,70&gt;)),error("Type list[tuple[int n, str type]] does not allow fields",|std:///lang/rascal/tests/basic/Tuples.rsc|(1529,5,&lt;43,66&gt;,&lt;43,71&gt;))}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yaml/Model.rsc|: execute: Reading |compressed+home:///bin/rascal/src/org/rascalmpl/library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xecuting: 807744 m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11">
          <table:table-cell table:style-name="ce4"/>
          <table:table-cell table:number-columns-repeated="1023"/>
        </table:table-row>
        <table:table-row table:style-name="ro1" table:number-rows-repeated="4">
          <table:table-cell table:style-name="ce11"/>
          <table:table-cell table:number-columns-repeated="1023"/>
        </table:table-row>
        <table:table-row table:style-name="ro1" table:number-rows-repeated="28">
          <table:table-cell table:style-name="ce9"/>
          <table:table-cell table:number-columns-repeated="1023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  <table:table-row table:style-name="ro2">
          <table:table-cell table:style-name="ce7" office:value-type="string" calcext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6"/>
        <table:table-row table:style-name="ro1">
          <table:table-cell table:style-name="ce5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5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09:48:56.4497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10-10T09:49:37.118210000</dc:date>
    <meta:editing-duration>P81DT6H54M52S</meta:editing-duration>
    <meta:editing-cycles>254</meta:editing-cycles>
    <meta:generator>LibreOffice/5.0.2.2$MacOSX_X86_64 LibreOffice_project/37b43f919e4de5eeaca9b9755ed688758a8251fe</meta:generator>
    <meta:document-statistic meta:table-count="4" meta:cell-count="469" meta:object-count="0"/>
  </office:meta>
</office:document-meta>
</file>